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96e12"/>
    </style:style>
    <style:style style:name="T1" style:family="text">
      <style:text-properties officeooo:rsid="00078a83"/>
    </style:style>
    <style:style style:name="T2" style:family="text">
      <style:text-properties style:font-name="Liberation Mono" fo:font-size="10pt" style:font-name-asian="Noto Sans Mono CJK SC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, BE:</text:p>
      <text:p text:style-name="Preformatted_20_Text">- chạy lệnh:<text:tab/>1,cd coin-api-srv</text:p>
      <text:p text:style-name="Preformatted_20_Text"><text:tab/>2,cd server</text:p>
      <text:p text:style-name="Preformatted_20_Text"><text:tab/>3,npm npm install --legacy-peer-deps</text:p>
      <text:p text:style-name="Preformatted_20_Text"><text:tab/>4,<text:span text:style-name="T2">nếu lần chạy đầu tiên lệnh:SYNC_DATA=true docker-compose up -d --build</text:span></text:p>
      <text:p text:style-name="Preformatted_20_Text">2,FE:</text:p>
      <text:p text:style-name="P1">- chạy lệnh:<text:tab/>1,<text:span text:style-name="T2">cd coin-client</text:span></text:p>
      <text:p text:style-name="P1"><text:tab/><text:tab/><text:span text:style-name="T2">2,</text:span> npm install --legacy-peer-deps hoặc npm install</text:p>
      <text:p text:style-name="Preformatted_20_Text"><text:tab/><text:tab/><text:span text:style-name="T2">3</text:span>,npm run de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21:26:19.998726807</dc:date>
    <meta:editing-duration>PT3M1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9" meta:word-count="42" meta:character-count="259" meta:non-whitespace-character-count="222"/>
  </office:meta>
</office:document-meta>
</file>